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fd9b" officeooo:paragraph-rsid="0014f3f5"/>
    </style:style>
    <style:style style:name="P2" style:family="paragraph" style:parent-style-name="Standard">
      <style:text-properties officeooo:rsid="0018a792" officeooo:paragraph-rsid="0018a792"/>
    </style:style>
    <style:style style:name="P3" style:family="paragraph" style:parent-style-name="Standard">
      <style:text-properties officeooo:rsid="001a4d85" officeooo:paragraph-rsid="001a4d85"/>
    </style:style>
    <style:style style:name="P4" style:family="paragraph" style:parent-style-name="Standard">
      <style:text-properties officeooo:rsid="001bab0d" officeooo:paragraph-rsid="001bab0d"/>
    </style:style>
    <style:style style:name="P5" style:family="paragraph" style:parent-style-name="Standard">
      <style:text-properties officeooo:rsid="0020f622" officeooo:paragraph-rsid="0020f622"/>
    </style:style>
    <style:style style:name="P6" style:family="paragraph" style:parent-style-name="List_20_Paragraph" style:master-page-name="">
      <style:paragraph-properties fo:margin-left="0cm" fo:margin-right="0cm" fo:margin-top="0cm" fo:margin-bottom="0.282cm" style:contextual-spacing="true" fo:text-indent="0cm" style:auto-text-indent="false" style:page-number="auto"/>
      <style:text-properties style:font-name="Liberation Serif" officeooo:rsid="001a4d85" officeooo:paragraph-rsid="001a4d85"/>
    </style:style>
    <style:style style:name="P7" style:family="paragraph" style:parent-style-name="List_20_Paragraph">
      <style:paragraph-properties fo:margin-left="0cm" fo:margin-right="0cm" fo:margin-top="0cm" fo:margin-bottom="0.282cm" style:contextual-spacing="true" fo:text-indent="0cm" style:auto-text-indent="false"/>
      <style:text-properties style:font-name="Liberation Serif" officeooo:rsid="001a4d85" officeooo:paragraph-rsid="001a8fec"/>
    </style:style>
    <style:style style:name="P8" style:family="paragraph" style:parent-style-name="List_20_Paragraph">
      <style:paragraph-properties fo:margin-left="0cm" fo:margin-right="0cm" fo:margin-top="0cm" fo:margin-bottom="0.282cm" style:contextual-spacing="true" fo:text-align="start" style:justify-single-word="false" fo:text-indent="0cm" style:auto-text-indent="false"/>
      <style:text-properties fo:color="#000000" style:font-name="Liberation Serif" fo:font-size="12pt" style:text-underline-style="none" fo:font-weight="normal" officeooo:rsid="001c4a45" officeooo:paragraph-rsid="001d6a0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officeooo:paragraph-rsid="0020f622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erif" fo:font-size="12pt" fo:letter-spacing="normal" fo:font-style="normal" fo:font-weight="normal" officeooo:paragraph-rsid="0020f622" style:font-size-asian="12pt" style:font-size-complex="12pt"/>
    </style:style>
    <style:style style:name="P11" style:family="paragraph" style:parent-style-name="Standard">
      <style:text-properties officeooo:rsid="00237f5e" officeooo:paragraph-rsid="00237f5e"/>
    </style:style>
    <style:style style:name="T1" style:family="text">
      <style:text-properties officeooo:rsid="00191de9"/>
    </style:style>
    <style:style style:name="T2" style:family="text">
      <style:text-properties officeooo:rsid="002a9196"/>
    </style:style>
    <style:style style:name="T3" style:family="text">
      <style:text-properties fo:font-size="12pt" fo:font-weight="normal" officeooo:rsid="001f00aa" style:font-size-asian="12pt" style:font-weight-asian="normal" style:font-name-complex="Arial" style:font-size-complex="12pt" style:font-weight-complex="normal"/>
    </style:style>
    <style:style style:name="T4" style:family="text">
      <style:text-properties fo:font-size="12pt" officeooo:rsid="001f00aa" style:font-size-asian="12pt" style:font-name-complex="Arial" style:font-size-complex="12pt"/>
    </style:style>
    <style:style style:name="T5" style:family="text">
      <style:text-properties fo:font-size="12pt" officeooo:rsid="002a9196" style:font-size-asian="12pt" style:font-name-complex="Arial" style:font-size-complex="12pt"/>
    </style:style>
    <style:style style:name="T6" style:family="text">
      <style:text-properties officeooo:rsid="001a8fec"/>
    </style:style>
    <style:style style:name="T7" style:family="text">
      <style:text-properties officeooo:rsid="001c8119"/>
    </style:style>
    <style:style style:name="T8" style:family="text">
      <style:text-properties officeooo:rsid="0020f622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officeooo:rsid="002221e1"/>
    </style:style>
    <style:style style:name="T1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d ~/catkin_ws </text:p>
      <text:p text:style-name="P1">source devel/setup.bash</text:p>
      <text:p text:style-name="P1"/>
      <text:p text:style-name="P1"/>
      <text:p text:style-name="P3">01/08/22</text:p>
      <text:p text:style-name="P6"><text:span text:style-name="T3">-“catkin_make -- pkg programa_central”</text:span><text:span text:style-name="T4"> </text:span><text:span text:style-name="T5">antes que “</text:span>catkin_make --pkg localizacion_estanterias” <text:span text:style-name="T2">y</text:span> “catkin_make --pkg localizacion_productos”</text:p>
      <text:p text:style-name="P7">- <text:span text:style-name="T6">Borrado vision/</text:span><text:span text:style-name="T4">kinectv2</text:span></text:p>
      <text:p text:style-name="P1"/>
      <text:p text:style-name="P2">02/08/22:</text:p>
      <text:p text:style-name="P2">- Añadido al CmakeLists.txt de /bateria el paquete “sos”</text:p>
      <text:p text:style-name="P2">- Añadido al CmakeLists.txt de /rviz_plugin_tutorials el paquete “programa_central”</text:p>
      <text:p text:style-name="P2">- <text:span text:style-name="T1">Logrado que compile todo correctamente :)</text:span></text:p>
      <text:p text:style-name="P2"/>
      <text:p text:style-name="P5">08/08/22</text:p>
      <text:p text:style-name="P5">- Instalado zbar de Python con los comandos:</text:p>
      <text:p text:style-name="P9"><text:span text:style-name="T8"><text:tab/></text:span><text:span text:style-name="T9">sudo apt-get update -y</text:span></text:p>
      <text:p text:style-name="P10"><text:tab/>sudo apt-get install -y python-zbar</text:p>
      <text:p text:style-name="P2">- <text:span text:style-name="T10">Se ha creado el primer script donde se lee una imagen y se le aplican transformaciones como la mediana, un umbral adaptativo, se calcula el gradiente horizontal...</text:span></text:p>
      <text:p text:style-name="P2"/>
      <text:p text:style-name="P11">09/08/22 </text:p>
      <text:p text:style-name="P11">- Se ha obtenido una plantilla binaria de la zona donde está el código de barras</text:p>
      <text:p text:style-name="P11">- Se saca por pantalla el contorno completo del código de barras sobre la imagen original</text:p>
      <text:p text:style-name="P11"/>
      <text:p text:style-name="P11">10/08/22</text:p>
      <text:p text:style-name="P11">- Se han obtenido los puntos de las esquinas solo para definir el contorno del código de barras</text:p>
      <text:p text:style-name="P11"/>
      <text:p text:style-name="P11"/>
      <text:p text:style-name="P11"/>
      <text:p text:style-name="P8">Error al ejecutar axis_camera/gazebo_simulation: parece que el servidor de los modelos no funciona</text:p>
      <text:p text:style-name="P2"/>
      <text:p text:style-name="P2"/>
      <text:p text:style-name="P2"/>
      <text:p text:style-name="P4">Cosas por hacer:</text:p>
      <text:p text:style-name="P4">- Lograr ejecutar aplicación para hacer capturas y guardar comandos utilizados para redactarlo luego</text:p>
      <text:p text:style-name="P4">- Entender más o menos cómo funciona la aplicación <text:span text:style-name="T7">y los programas de la cámara</text:span></text:p>
      <text:p text:style-name="P4">- Ejecutar launch para usar el reconocimiento de códigos de barra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1T12:26:35.530571387</meta:creation-date>
    <dc:date>2022-08-10T13:18:50.779826194</dc:date>
    <meta:editing-duration>PT3H6M15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203" meta:character-count="1316" meta:non-whitespace-character-count="1135"/>
  </office:meta>
</office:document-meta>
</file>